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829ed" officeooo:paragraph-rsid="001829ed"/>
    </style:style>
    <style:style style:name="P2" style:family="paragraph" style:parent-style-name="Standard">
      <style:text-properties fo:language="el" fo:country="GR" officeooo:rsid="001997e5" officeooo:paragraph-rsid="001997e5"/>
    </style:style>
    <style:style style:name="P3" style:family="paragraph" style:parent-style-name="Standard">
      <style:text-properties fo:language="el" fo:country="GR" fo:font-weight="normal" officeooo:rsid="0020093c" officeooo:paragraph-rsid="0020093c" style:font-weight-asian="normal" style:font-weight-complex="normal"/>
    </style:style>
    <style:style style:name="P4" style:family="paragraph" style:parent-style-name="Standard">
      <style:text-properties fo:language="el" fo:country="GR" fo:font-style="italic" fo:font-weight="bold" officeooo:rsid="0023106d" officeooo:paragraph-rsid="0023106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el" fo:country="GR" fo:font-style="italic" fo:font-weight="bold" officeooo:rsid="0023106d" officeooo:paragraph-rsid="00246b5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language="en" fo:country="US" officeooo:rsid="001511a4" officeooo:paragraph-rsid="001511a4"/>
    </style:style>
    <style:style style:name="P7" style:family="paragraph" style:parent-style-name="Standard">
      <style:text-properties fo:language="en" fo:country="US" officeooo:rsid="001511a4" officeooo:paragraph-rsid="001c2f1c"/>
    </style:style>
    <style:style style:name="P8" style:family="paragraph" style:parent-style-name="Standard">
      <style:text-properties fo:language="en" fo:country="US" officeooo:rsid="001997e5" officeooo:paragraph-rsid="001997e5"/>
    </style:style>
    <style:style style:name="P9" style:family="paragraph" style:parent-style-name="Standard">
      <style:text-properties fo:language="en" fo:country="US" officeooo:rsid="0018719c" officeooo:paragraph-rsid="001829ed"/>
    </style:style>
    <style:style style:name="P10" style:family="paragraph" style:parent-style-name="Standard">
      <style:text-properties fo:language="en" fo:country="US" fo:font-weight="normal" officeooo:rsid="0020093c" officeooo:paragraph-rsid="0020093c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20093c" officeooo:paragraph-rsid="0023106d" style:font-weight-asian="normal" style:font-weight-complex="normal"/>
    </style:style>
    <style:style style:name="P12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1511a4" officeooo:paragraph-rsid="001997e5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1511a4" officeooo:paragraph-rsid="001c2f1c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en" fo:country="US" fo:font-style="italic" style:text-underline-style="solid" style:text-underline-width="auto" style:text-underline-color="font-color" fo:font-weight="bold" officeooo:rsid="0027d8db" officeooo:paragraph-rsid="0027d8db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1d20ca" officeooo:paragraph-rsid="001d20ca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c2f1c" officeooo:paragraph-rsid="001c2f1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language="el" fo:country="GR" fo:font-style="italic" style:text-underline-style="solid" style:text-underline-width="auto" style:text-underline-color="font-color" fo:font-weight="bold" officeooo:rsid="00299462" officeooo:paragraph-rsid="00299462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text-properties fo:font-size="12pt" fo:language="el" fo:country="GR" style:text-underline-style="none" fo:font-weight="normal" officeooo:rsid="001b5ada" officeooo:paragraph-rsid="001b5ad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el" fo:country="GR" style:text-underline-style="none" fo:font-weight="normal" officeooo:rsid="001b5ada" officeooo:paragraph-rsid="001c2f1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el" fo:country="GR" style:text-underline-style="none" fo:font-weight="normal" officeooo:rsid="001ff927" officeooo:paragraph-rsid="001d20c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el" fo:country="GR" fo:font-style="normal" style:text-underline-style="none" fo:font-weight="normal" officeooo:rsid="00299462" officeooo:paragraph-rsid="0029946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language="el" fo:country="GR" fo:font-style="normal" style:text-underline-style="none" fo:font-weight="normal" officeooo:rsid="00299462" officeooo:paragraph-rsid="002e0ed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language="el" fo:country="GR" fo:font-style="normal" style:text-underline-style="none" fo:font-weight="normal" officeooo:rsid="002e8200" officeooo:paragraph-rsid="002e820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language="en" fo:country="US" style:text-underline-style="none" fo:font-weight="normal" officeooo:rsid="001b5ada" officeooo:paragraph-rsid="001b5ad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en" fo:country="US" style:text-underline-style="none" fo:font-weight="normal" officeooo:rsid="001c2f1c" officeooo:paragraph-rsid="001c2f1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en" fo:country="US" fo:font-style="normal" style:text-underline-style="none" fo:font-weight="normal" officeooo:rsid="00299462" officeooo:paragraph-rsid="0029946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language="en" fo:country="US" fo:font-style="normal" style:text-underline-style="none" fo:font-weight="normal" officeooo:rsid="00299462" officeooo:paragraph-rsid="002e0ed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language="en" fo:country="US" fo:font-style="normal" style:text-underline-style="none" fo:font-weight="normal" officeooo:rsid="002bc931" officeooo:paragraph-rsid="002d8bb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language="en" fo:country="US" fo:font-style="normal" style:text-underline-style="none" fo:font-weight="normal" officeooo:rsid="002bc931" officeooo:paragraph-rsid="002bc93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language="en" fo:country="US" fo:font-style="normal" style:text-underline-style="none" fo:font-weight="normal" officeooo:rsid="002bc931" officeooo:paragraph-rsid="002d26c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officeooo:paragraph-rsid="001b5ada"/>
    </style:style>
    <style:style style:name="P32" style:family="paragraph" style:parent-style-name="Standard">
      <style:text-properties officeooo:paragraph-rsid="001c2f1c"/>
    </style:style>
    <style:style style:name="P33" style:family="paragraph" style:parent-style-name="Standard">
      <style:text-properties officeooo:paragraph-rsid="001997e5"/>
    </style:style>
    <style:style style:name="P34" style:family="paragraph" style:parent-style-name="Standard">
      <style:text-properties officeooo:rsid="001d20ca" officeooo:paragraph-rsid="001d20ca"/>
    </style:style>
    <style:style style:name="P35" style:family="paragraph" style:parent-style-name="Standard">
      <style:text-properties officeooo:paragraph-rsid="00269097"/>
    </style:style>
    <style:style style:name="P36" style:family="paragraph" style:parent-style-name="Standard">
      <style:text-properties officeooo:paragraph-rsid="002c0889"/>
    </style:style>
    <style:style style:name="P37" style:family="paragraph" style:parent-style-name="Standard" style:list-style-name="L1">
      <style:text-properties officeooo:paragraph-rsid="001c2f1c"/>
    </style:style>
    <style:style style:name="P38" style:family="paragraph" style:parent-style-name="Standard" style:list-style-name="L1">
      <style:text-properties fo:font-size="12pt" fo:language="en" fo:country="US" style:text-underline-style="none" fo:font-weight="normal" officeooo:rsid="001b5ada" officeooo:paragraph-rsid="001b5ada" style:font-size-asian="10.5pt" style:font-weight-asian="normal" style:font-size-complex="12pt" style:font-weight-complex="normal"/>
    </style:style>
    <style:style style:name="P39" style:family="paragraph" style:parent-style-name="Standard" style:list-style-name="L8">
      <style:text-properties fo:font-size="12pt" fo:language="en" fo:country="US" fo:font-style="normal" style:text-underline-style="none" fo:font-weight="normal" officeooo:rsid="0030d158" officeooo:paragraph-rsid="0030d15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language="en" fo:country="US" fo:font-style="normal" style:text-underline-style="none" fo:font-weight="normal" officeooo:rsid="0030d158" officeooo:paragraph-rsid="0030d15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9">
      <style:text-properties fo:font-size="12pt" fo:language="en" fo:country="US" fo:font-style="normal" style:text-underline-style="none" fo:font-weight="normal" officeooo:rsid="0030d158" officeooo:paragraph-rsid="0030d15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0">
      <style:text-properties fo:font-size="12pt" fo:language="en" fo:country="US" fo:font-style="normal" style:text-underline-style="none" fo:font-weight="normal" officeooo:rsid="0030d158" officeooo:paragraph-rsid="0030d15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1">
      <style:text-properties fo:font-size="12pt" fo:language="en" fo:country="US" fo:font-style="normal" style:text-underline-style="none" fo:font-weight="normal" officeooo:rsid="0030d158" officeooo:paragraph-rsid="0030d15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language="el" fo:country="GR" fo:font-style="normal" style:text-underline-style="none" fo:font-weight="normal" officeooo:rsid="00304445" officeooo:paragraph-rsid="0030444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officeooo:paragraph-rsid="00195fdb"/>
    </style:style>
    <style:style style:name="P46" style:family="paragraph" style:parent-style-name="Standard" style:list-style-name="L2">
      <style:text-properties fo:language="el" fo:country="GR" officeooo:rsid="00195fdb" officeooo:paragraph-rsid="00195fdb"/>
    </style:style>
    <style:style style:name="P47" style:family="paragraph" style:parent-style-name="Standard" style:list-style-name="L3">
      <style:text-properties fo:language="el" fo:country="GR" officeooo:rsid="001511a4" officeooo:paragraph-rsid="001511a4"/>
    </style:style>
    <style:style style:name="P48" style:family="paragraph" style:parent-style-name="Standard" style:list-style-name="L3">
      <style:text-properties fo:language="el" fo:country="GR" officeooo:rsid="001829ed" officeooo:paragraph-rsid="001829ed"/>
    </style:style>
    <style:style style:name="P49" style:family="paragraph" style:parent-style-name="Standard" style:list-style-name="L4">
      <style:text-properties fo:language="el" fo:country="GR" fo:font-weight="normal" officeooo:rsid="0020093c" officeooo:paragraph-rsid="0020093c" style:font-weight-asian="normal" style:font-weight-complex="normal"/>
    </style:style>
    <style:style style:name="P50" style:family="paragraph" style:parent-style-name="Standard" style:list-style-name="L4">
      <style:text-properties fo:language="el" fo:country="GR" fo:font-weight="normal" officeooo:rsid="0023106d" officeooo:paragraph-rsid="0020093c" style:font-weight-asian="normal" style:font-weight-complex="normal"/>
    </style:style>
    <style:style style:name="P51" style:family="paragraph" style:parent-style-name="Standard" style:list-style-name="L4">
      <style:text-properties fo:language="el" fo:country="GR" style:text-underline-style="solid" style:text-underline-width="auto" style:text-underline-color="font-color" fo:font-weight="bold" officeooo:rsid="0020093c" officeooo:paragraph-rsid="0020093c" style:font-weight-asian="bold" style:font-weight-complex="bold"/>
    </style:style>
    <style:style style:name="P52" style:family="paragraph" style:parent-style-name="Standard" style:list-style-name="L7">
      <style:text-properties fo:language="el" fo:country="GR" fo:font-style="normal" fo:font-weight="normal" officeooo:rsid="00246b54" officeooo:paragraph-rsid="00246b54" style:font-style-asian="normal" style:font-weight-asian="normal" style:font-style-complex="normal" style:font-weight-complex="normal"/>
    </style:style>
    <style:style style:name="P53" style:family="paragraph" style:parent-style-name="Standard" style:list-style-name="L2">
      <style:text-properties fo:language="en" fo:country="US" officeooo:rsid="00195fdb" officeooo:paragraph-rsid="00195fdb"/>
    </style:style>
    <style:style style:name="P54" style:family="paragraph" style:parent-style-name="Standard" style:list-style-name="L3">
      <style:text-properties fo:language="en" fo:country="US" officeooo:rsid="0015bdea" officeooo:paragraph-rsid="0015bdea"/>
    </style:style>
    <style:style style:name="P55" style:family="paragraph" style:parent-style-name="Standard" style:list-style-name="L5">
      <style:text-properties fo:language="en" fo:country="US" fo:font-weight="normal" officeooo:rsid="0020093c" officeooo:paragraph-rsid="0020093c" style:font-weight-asian="normal" style:font-weight-complex="normal"/>
    </style:style>
    <style:style style:name="P56" style:family="paragraph" style:parent-style-name="Standard" style:list-style-name="L4">
      <style:text-properties fo:language="en" fo:country="US" fo:font-weight="normal" officeooo:rsid="0020093c" officeooo:paragraph-rsid="0023106d" style:font-weight-asian="normal" style:font-weight-complex="normal"/>
    </style:style>
    <style:style style:name="P57" style:family="paragraph" style:parent-style-name="Standard" style:list-style-name="L6">
      <style:text-properties fo:language="en" fo:country="US" fo:font-weight="normal" officeooo:rsid="0020093c" officeooo:paragraph-rsid="0023106d" style:font-weight-asian="normal" style:font-weight-complex="normal"/>
    </style:style>
    <style:style style:name="P58" style:family="paragraph" style:parent-style-name="Standard" style:list-style-name="L7">
      <style:text-properties fo:language="en" fo:country="US" fo:font-weight="normal" officeooo:rsid="00246b54" officeooo:paragraph-rsid="00246b54" style:font-weight-asian="normal" style:font-weight-complex="normal"/>
    </style:style>
    <style:style style:name="P59" style:family="paragraph" style:parent-style-name="Standard" style:list-style-name="L7">
      <style:text-properties fo:language="en" fo:country="US" fo:font-style="normal" fo:font-weight="normal" officeooo:rsid="00246b54" officeooo:paragraph-rsid="00246b54" style:font-style-asian="normal" style:font-weight-asian="normal" style:font-style-complex="normal" style:font-weight-complex="normal"/>
    </style:style>
    <style:style style:name="P60" style:family="paragraph" style:parent-style-name="Standard" style:list-style-name="L3">
      <style:text-properties officeooo:paragraph-rsid="0015bdea"/>
    </style:style>
    <style:style style:name="P61" style:family="paragraph" style:parent-style-name="Standard" style:list-style-name="L4">
      <style:text-properties officeooo:paragraph-rsid="0020093c"/>
    </style:style>
    <style:style style:name="P62" style:family="paragraph" style:parent-style-name="Standard" style:list-style-name="L4">
      <style:text-properties style:text-underline-style="solid" style:text-underline-width="auto" style:text-underline-color="font-color" fo:font-weight="bold" officeooo:rsid="0020093c" officeooo:paragraph-rsid="0020093c" style:font-weight-asian="bold" style:font-weight-complex="bold"/>
    </style:style>
    <style:style style:name="P63" style:family="paragraph" style:parent-style-name="Standard" style:list-style-name="L4">
      <style:text-properties officeooo:rsid="0020093c" officeooo:paragraph-rsid="0020093c"/>
    </style:style>
    <style:style style:name="P64" style:family="paragraph" style:parent-style-name="Standard" style:list-style-name="L5">
      <style:text-properties officeooo:paragraph-rsid="0020093c"/>
    </style:style>
    <style:style style:name="P65" style:family="paragraph" style:parent-style-name="Standard">
      <style:text-properties officeooo:paragraph-rsid="002c0889"/>
    </style:style>
    <style:style style:name="P66" style:family="paragraph" style:parent-style-name="Standard">
      <style:text-properties officeooo:paragraph-rsid="0030d158"/>
    </style:style>
    <style:style style:name="P67" style:family="paragraph" style:parent-style-name="Standard" style:list-style-name="L10">
      <style:text-properties officeooo:paragraph-rsid="0030d15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dea"/>
    </style:style>
    <style:style style:name="T3" style:family="text">
      <style:text-properties fo:language="en" fo:country="US" officeooo:rsid="001829ed"/>
    </style:style>
    <style:style style:name="T4" style:family="text">
      <style:text-properties fo:language="en" fo:country="US" officeooo:rsid="0018719c"/>
    </style:style>
    <style:style style:name="T5" style:family="text">
      <style:text-properties fo:language="en" fo:country="US" officeooo:rsid="001997e5"/>
    </style:style>
    <style:style style:name="T6" style:family="text">
      <style:text-properties fo:language="en" fo:country="US" officeooo:rsid="00195fdb"/>
    </style:style>
    <style:style style:name="T7" style:family="text">
      <style:text-properties fo:language="en" fo:country="US" officeooo:rsid="001c2f1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1ff927" style:font-weight-asian="normal" style:font-weight-complex="normal"/>
    </style:style>
    <style:style style:name="T10" style:family="text">
      <style:text-properties fo:language="en" fo:country="US" fo:font-weight="normal" officeooo:rsid="0020093c" style:font-weight-asian="normal" style:font-weight-complex="normal"/>
    </style:style>
    <style:style style:name="T11" style:family="text">
      <style:text-properties fo:language="en" fo:country="US" fo:font-weight="normal" officeooo:rsid="0021797d" style:font-weight-asian="normal" style:font-weight-complex="normal"/>
    </style:style>
    <style:style style:name="T12" style:family="text">
      <style:text-properties fo:language="en" fo:country="US" fo:font-weight="normal" officeooo:rsid="0021cb57" style:font-weight-asian="normal" style:font-weight-complex="normal"/>
    </style:style>
    <style:style style:name="T13" style:family="text">
      <style:text-properties fo:language="en" fo:country="US" fo:font-weight="normal" officeooo:rsid="0023106d" style:font-weight-asian="normal" style:font-weight-complex="normal"/>
    </style:style>
    <style:style style:name="T14" style:family="text">
      <style:text-properties fo:language="en" fo:country="US" fo:font-weight="normal" officeooo:rsid="00261b2d" style:font-weight-asian="normal" style:font-weight-complex="normal"/>
    </style:style>
    <style:style style:name="T15" style:family="text">
      <style:text-properties fo:language="en" fo:country="US" officeooo:rsid="0021cb57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1997e5"/>
    </style:style>
    <style:style style:name="T19" style:family="text">
      <style:text-properties fo:language="el" fo:country="GR" officeooo:rsid="001b5ada"/>
    </style:style>
    <style:style style:name="T20" style:family="text">
      <style:text-properties fo:language="el" fo:country="GR" officeooo:rsid="001f4ce6"/>
    </style:style>
    <style:style style:name="T21" style:family="text">
      <style:text-properties fo:language="el" fo:country="GR" fo:font-weight="normal" style:font-weight-asian="normal" style:font-weight-complex="normal"/>
    </style:style>
    <style:style style:name="T22" style:family="text">
      <style:text-properties fo:language="el" fo:country="GR" fo:font-weight="normal" officeooo:rsid="0021cb57" style:font-weight-asian="normal" style:font-weight-complex="normal"/>
    </style:style>
    <style:style style:name="T23" style:family="text">
      <style:text-properties fo:language="el" fo:country="GR" fo:font-weight="normal" officeooo:rsid="001ff927" style:font-weight-asian="normal" style:font-weight-complex="normal"/>
    </style:style>
    <style:style style:name="T24" style:family="text">
      <style:text-properties fo:language="el" fo:country="GR" fo:font-weight="normal" officeooo:rsid="0020093c" style:font-weight-asian="normal" style:font-weight-complex="normal"/>
    </style:style>
    <style:style style:name="T25" style:family="text">
      <style:text-properties fo:language="el" fo:country="GR" fo:font-weight="normal" officeooo:rsid="0023106d" style:font-weight-asian="normal" style:font-weight-complex="normal"/>
    </style:style>
    <style:style style:name="T26" style:family="text">
      <style:text-properties fo:language="el" fo:country="GR" officeooo:rsid="0023106d"/>
    </style:style>
    <style:style style:name="T27" style:family="text">
      <style:text-properties fo:language="el" fo:country="GR" fo:font-style="italic" fo:font-weight="bold" officeooo:rsid="0023106d" style:font-style-asian="italic" style:font-weight-asian="bold" style:font-style-complex="italic" style:font-weight-complex="bold"/>
    </style:style>
    <style:style style:name="T28" style:family="text">
      <style:text-properties fo:language="el" fo:country="GR" fo:font-style="italic" fo:font-weight="bold" officeooo:rsid="00246b54" style:font-style-asian="italic" style:font-weight-asian="bold" style:font-style-complex="italic" style:font-weight-complex="bold"/>
    </style:style>
    <style:style style:name="T29" style:family="text">
      <style:text-properties fo:language="el" fo:country="GR" fo:font-style="normal" officeooo:rsid="0021cb57" style:font-style-asian="normal" style:font-style-complex="normal"/>
    </style:style>
    <style:style style:name="T30" style:family="text">
      <style:text-properties officeooo:rsid="0015bdea"/>
    </style:style>
    <style:style style:name="T31" style:family="text">
      <style:text-properties officeooo:rsid="0018719c"/>
    </style:style>
    <style:style style:name="T32" style:family="text">
      <style:text-properties officeooo:rsid="001997e5"/>
    </style:style>
    <style:style style:name="T3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4" style:family="text">
      <style:text-properties fo:font-size="16pt" style:text-underline-style="solid" style:text-underline-width="auto" style:text-underline-color="font-color" fo:font-weight="bold" officeooo:rsid="001b5ada" style:font-size-asian="16pt" style:font-weight-asian="bold" style:font-size-complex="16pt" style:font-weight-complex="bold"/>
    </style:style>
    <style:style style:name="T35" style:family="text">
      <style:text-properties fo:font-size="16pt" fo:language="en" fo:country="US" style:text-underline-style="solid" style:text-underline-width="auto" style:text-underline-color="font-color" fo:font-weight="bold" officeooo:rsid="001b5ada" style:font-size-asian="16pt" style:font-weight-asian="bold" style:font-size-complex="16pt" style:font-weight-complex="bold"/>
    </style:style>
    <style:style style:name="T36" style:family="text">
      <style:text-properties fo:font-size="16pt" fo:language="en" fo:country="US" style:text-underline-style="solid" style:text-underline-width="auto" style:text-underline-color="font-color" fo:font-weight="bold" officeooo:rsid="001511a4" style:font-size-asian="16pt" style:font-weight-asian="bold" style:font-size-complex="16pt" style:font-weight-complex="bold"/>
    </style:style>
    <style:style style:name="T37" style:family="text">
      <style:text-properties fo:font-size="16pt" fo:language="en" fo:country="US" style:text-underline-style="solid" style:text-underline-width="auto" style:text-underline-color="font-color" fo:font-weight="bold" officeooo:rsid="001c2f1c" style:font-size-asian="16pt" style:font-weight-asian="bold" style:font-size-complex="16pt" style:font-weight-complex="bold"/>
    </style:style>
    <style:style style:name="T38" style:family="text">
      <style:text-properties fo:font-size="16pt" fo:language="en" fo:country="US" style:text-underline-style="solid" style:text-underline-width="auto" style:text-underline-color="font-color" fo:font-weight="bold" officeooo:rsid="0018719c" style:font-size-asian="16pt" style:font-weight-asian="bold" style:font-size-complex="16pt" style:font-weight-complex="bold"/>
    </style:style>
    <style:style style:name="T39" style:family="text">
      <style:text-properties fo:font-size="16pt" fo:language="en" fo:country="US" fo:font-style="italic" style:text-underline-style="solid" style:text-underline-width="auto" style:text-underline-color="font-color" fo:font-weight="bold" officeooo:rsid="001c2f1c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font-size="16pt" fo:language="en" fo:country="US" fo:font-style="italic" style:text-underline-style="solid" style:text-underline-width="auto" style:text-underline-color="font-color" fo:font-weight="bold" officeooo:rsid="00269097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font-size="16pt" fo:language="en" fo:country="US" fo:font-style="italic" style:text-underline-style="solid" style:text-underline-width="auto" style:text-underline-color="font-color" fo:font-weight="bold" officeooo:rsid="0023106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16pt" fo:language="en" fo:country="US" fo:font-style="italic" style:text-underline-style="solid" style:text-underline-width="auto" style:text-underline-color="font-color" fo:font-weight="bold" officeooo:rsid="0027d8db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size="16pt" fo:language="en" fo:country="US" fo:font-style="italic" style:text-underline-style="solid" style:text-underline-width="auto" style:text-underline-color="font-color" fo:font-weight="bold" officeooo:rsid="00304445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2pt" fo:language="en" fo:country="US" style:text-underline-style="none" fo:font-weight="normal" officeooo:rsid="001b5ada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style:text-underline-style="none" fo:font-weight="normal" officeooo:rsid="001c2f1c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style:text-underline-style="none" fo:font-weight="normal" officeooo:rsid="001997e5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officeooo:rsid="0021cb57" style:font-size-asian="10.5pt" style:font-size-complex="12pt"/>
    </style:style>
    <style:style style:name="T48" style:family="text">
      <style:text-properties fo:font-size="12pt" fo:language="en" fo:country="US" fo:font-style="normal" style:text-underline-style="none" fo:font-weight="normal" officeooo:rsid="0030d158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language="el" fo:country="GR" style:text-underline-style="none" fo:font-weight="normal" officeooo:rsid="001b5ada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none" fo:font-weight="normal" officeooo:rsid="001c2f1c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none" fo:font-weight="normal" officeooo:rsid="001997e5" style:font-size-asian="10.5pt" style:font-weight-asian="normal" style:font-size-complex="12pt" style:font-weight-complex="normal"/>
    </style:style>
    <style:style style:name="T52" style:family="text">
      <style:text-properties fo:font-size="12pt" fo:language="el" fo:country="GR" style:text-underline-style="none" fo:font-weight="normal" officeooo:rsid="001ff927" style:font-size-asian="10.5pt" style:font-weight-asian="normal" style:font-size-complex="12pt" style:font-weight-complex="normal"/>
    </style:style>
    <style:style style:name="T53" style:family="text">
      <style:text-properties fo:font-size="12pt" fo:language="el" fo:country="GR" style:text-underline-style="none" fo:font-weight="normal" officeooo:rsid="00246b54" style:font-size-asian="10.5pt" style:font-weight-asian="normal" style:font-size-complex="12pt" style:font-weight-complex="normal"/>
    </style:style>
    <style:style style:name="T54" style:family="text">
      <style:text-properties fo:font-size="12pt" fo:language="el" fo:country="GR" style:font-size-asian="10.5pt" style:font-size-complex="12pt"/>
    </style:style>
    <style:style style:name="T55" style:family="text">
      <style:text-properties fo:font-size="12pt" fo:language="el" fo:country="GR" officeooo:rsid="001ff927" style:font-size-asian="10.5pt" style:font-size-complex="12pt"/>
    </style:style>
    <style:style style:name="T56" style:family="text">
      <style:text-properties fo:font-size="12pt" fo:language="el" fo:country="GR" fo:font-style="normal" style:text-underline-style="none" fo:font-weight="normal" officeooo:rsid="0030d158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1c2f1c"/>
    </style:style>
    <style:style style:name="T58" style:family="text">
      <style:text-properties officeooo:rsid="0021797d"/>
    </style:style>
    <style:style style:name="T59" style:family="text">
      <style:text-properties officeooo:rsid="0021cb57"/>
    </style:style>
    <style:style style:name="T60" style:family="text">
      <style:text-properties officeooo:rsid="001ff927"/>
    </style:style>
    <style:style style:name="T61" style:family="text">
      <style:text-properties officeooo:rsid="0023106d"/>
    </style:style>
    <style:style style:name="T62" style:family="text">
      <style:text-properties officeooo:rsid="0020093c"/>
    </style:style>
    <style:style style:name="T63" style:family="text">
      <style:text-properties officeooo:rsid="00246b54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61b2d" style:font-weight-asian="bold" style:font-weight-complex="bold"/>
    </style:style>
    <style:style style:name="T66" style:family="text">
      <style:text-properties officeooo:rsid="00261b2d"/>
    </style:style>
    <style:style style:name="T67" style:family="text">
      <style:text-properties fo:font-style="normal" officeooo:rsid="0021cb57" style:font-style-asian="normal" style:font-style-complex="normal"/>
    </style:style>
    <style:style style:name="T68" style:family="text">
      <style:text-properties fo:color="#c9211e" loext:opacity="100%" fo:font-size="16pt" fo:language="el" fo:country="GR" fo:font-style="italic" style:text-underline-style="solid" style:text-underline-width="auto" style:text-underline-color="font-color" fo:font-weight="bold" officeooo:rsid="002c0889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officeooo:rsid="002d26c5"/>
    </style:style>
    <style:style style:name="T70" style:family="text">
      <style:text-properties fo:color="#ff0000" loext:opacity="100%" fo:font-weight="bold" style:font-weight-asian="bold" style:font-weight-complex="bold"/>
    </style:style>
    <style:style style:name="T71" style:family="text">
      <style:text-properties officeooo:rsid="0030d1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ΟΠΟΥ ΕΧΩ <text:s/>&lt;…&gt; ΣΗΜΑΙΝΕΙ ΤΙΜΗ. <text:span text:style-name="T32">Προτείνω σε όλα τα </text:span><text:span text:style-name="T5">queries </text:span><text:span text:style-name="T32">να χρησιμοποιήσεις το “</text:span><text:span text:style-name="T5">SET” </text:span><text:span text:style-name="T32">και το “?” Όπως κάναμε αλλιώς θα ΜΠΛΕΞΕΙΣ </text:span></text:p>
      <text:p text:style-name="P13"/>
      <text:p text:style-name="P13"/>
      <text:p text:style-name="P7"><text:span text:style-name="T33">Q1: localhost:5000/</text:span><text:span text:style-name="T34">locations</text:span></text:p>
      <text:p text:style-name="P18">Ως δεδομένα που έρχονται με αυτό το <text:span text:style-name="T1">request </text:span>θεωρούμε ένα <text:span text:style-name="T1">json </text:span>με την εξής μορφή (γράφω μόνο τα ονόματα και όχι τα <text:span text:style-name="T1">values):</text:span></text:p>
      <text:p text:style-name="P18">{<text:span text:style-name="T1">country_id}</text:span></text:p>
      <text:p text:style-name="P18">Θέλουμε να πάρουμε όλα τα <text:span text:style-name="T1">locations </text:span>που αντιστοιχούν στην επιλεγμένη χώρα, οπότε το <text:span text:style-name="T1">query </text:span>είναι:</text:p>
      <text:p text:style-name="P18"/>
      <text:list xml:id="list1668954977" text:style-name="L1">
        <text:list-item>
          <text:p text:style-name="P38">SELECT * FROM location WHERE country_id <text:s/>&lt;country_id&gt;</text:p>
        </text:list-item>
      </text:list>
      <text:p text:style-name="P24"/>
      <text:p text:style-name="P24"/>
      <text:p text:style-name="P31"><text:span text:style-name="T35">Q2</text:span><text:span text:style-name="T36">: localhost:5000/</text:span><text:span text:style-name="T35">professions</text:span></text:p>
      <text:p text:style-name="P18">Απλό <text:span text:style-name="T1">GET request. </text:span>Θέλουμε τα δεδομένα που αφορούν τα επαγγέλματα. Το <text:span text:style-name="T1">query </text:span>θα είναι:</text:p>
      <text:p text:style-name="P18"/>
      <text:list xml:id="list1653560491334" text:continue-numbering="true" text:style-name="L1">
        <text:list-item>
          <text:p text:style-name="P38">SELECT * FROM profession </text:p>
        </text:list-item>
      </text:list>
      <text:p text:style-name="P24"/>
      <text:p text:style-name="P24"/>
      <text:p text:style-name="P31"><text:span text:style-name="T35">Q3</text:span><text:span text:style-name="T36">: localhost:5000/</text:span><text:span text:style-name="T35">salesman</text:span></text:p>
      <text:p text:style-name="P31"><text:span text:style-name="T49">Απλό </text:span><text:span text:style-name="T44">GET request. </text:span><text:span text:style-name="T49">Θέλουμε τα δεδομένα που αφορούν τους πωλητές. Το </text:span><text:span text:style-name="T44">query </text:span><text:span text:style-name="T49">θα είναι:</text:span></text:p>
      <text:p text:style-name="P18"/>
      <text:list xml:id="list1653221618004" text:continue-numbering="true" text:style-name="L1">
        <text:list-item>
          <text:p text:style-name="P38">SELECT * FROM salesman</text:p>
        </text:list-item>
      </text:list>
      <text:p text:style-name="P1"/>
      <text:p text:style-name="P6"/>
      <text:p text:style-name="P12">Q<text:span text:style-name="T57">4</text:span>: localhost:5000/send</text:p>
      <text:p text:style-name="P33"><text:span text:style-name="T18">Ως δεδομένα που έρχονται με αυτό το </text:span><text:span text:style-name="T5">request </text:span><text:span text:style-name="T18">θεωρούμε ένα </text:span><text:span text:style-name="T5">json </text:span><text:span text:style-name="T18">με την εξής μορφή(μπορεί κάποια να λείπουν) (γράφω μόνο τα ονόματα και </text:span><text:span text:style-name="T19">παραλείπω</text:span><text:span text:style-name="T18"> τα </text:span><text:span text:style-name="T5">values):</text:span></text:p>
      <text:p text:style-name="P2">{<text:span text:style-name="T6">first_name , last_name , fathers_name, company_name , personnel , website, email, address_street, address_number, address_postal_code, fax, comments, </text:span><text:span text:style-name="T1">phones [] , mobiles [], category, profession, country_id, state, city, area, apotelesma_name, subapotelesma_name, salesman_name}</text:span></text:p>
      <text:p text:style-name="P8"/>
      <text:list xml:id="list62454355" text:style-name="L2">
        <text:list-item>
          <text:p text:style-name="P46">εισάγονται στον πίνακα <text:span text:style-name="T1">customer</text:span> όλα τα στοιχεία που έχουν σταλεί ως εξής:</text:p>
          <text:p text:style-name="P53"/>
          <text:p text:style-name="P45"><text:span text:style-name="T6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</text:span><text:span text:style-name="T5">country_id = &lt;country_id&gt; AND state= &lt;state&gt; AND city = &lt;city&gt; AND area = &lt;area&gt;)</text:span><text:span text:style-name="T6"><text:line-break/></text:span></text:p>
        </text:list-item>
      </text:list>
      <text:list xml:id="list4189950362" text:style-name="L3">
        <text:list-item>
          <text:p text:style-name="P47">εισάγεται στον πίνακα <text:span text:style-name="T1">works_on </text:span>μια εγγραφή τύπου <text:span text:style-name="T1">(spcode, salesman_</text:span><text:span text:style-name="T3">name</text:span><text:span text:style-name="T1">). </text:span>Για αυτό, μαζί με όλα τα άλλα στοιχεία που στέλνονται στο <text:span text:style-name="T1">request </text:span><text:span text:style-name="T30">από το </text:span><text:span text:style-name="T2">front-end</text:span><text:span text:style-name="T1">, </text:span>στέλνεται και το <text:span text:style-name="T1">salesman_</text:span><text:span text:style-name="T3">name</text:span><text:span text:style-name="T1"> </text:span><text:span text:style-name="T30">(στο αντίστοιχο πεδίο) οπότε το </text:span><text:span text:style-name="T2">query </text:span><text:span text:style-name="T30">που πρέπει να τρέξει είναι:</text:span></text:p>
          <text:p text:style-name="P47"/>
          <text:p text:style-name="P60"><text:span text:style-name="T2">INSERT INTO works_on VALUES (&lt;spcode&gt;, </text:span><text:span text:style-name="T3">(SELECT salesman_id FROM salesman WHERE salesman_name = &lt;salesman_name&gt;</text:span><text:span text:style-name="T2">)</text:span><text:span text:style-name="T3">)</text:span></text:p>
          <text:p text:style-name="P54"><text:soft-page-break/></text:p>
        </text:list-item>
        <text:list-item>
          <text:p text:style-name="P48">εισάγεται στον πίνακα <text:span text:style-name="T1">history_instance </text:span><text:span text:style-name="T31">μια εγγραφή τύπου (</text:span><text:span text:style-name="T4">spcode, apotelesma_name, subapotelesma_name), </text:span><text:span text:style-name="T31">όπου </text:span><text:span text:style-name="T4">spcode </text:span><text:span text:style-name="T31">αυτό του πελάτη που εισάγαμε παραπάνω. Το </text:span><text:span text:style-name="T4">query </text:span><text:span text:style-name="T31">που τρέχει είναι:</text:span></text:p>
        </text:list-item>
      </text:list>
      <text:p text:style-name="P1"/>
      <text:p text:style-name="P1"><text:tab/><text:span text:style-name="T4">INSERT INTO history_instance VALUES (&lt;spcode&gt;, &lt;apotelesma_name&gt;, <text:tab/>&lt;subapotelesma_name&gt;)</text:span></text:p>
      <text:p text:style-name="P9"/>
      <text:p text:style-name="P9"/>
      <text:p text:style-name="P16"><text:span text:style-name="T4">Q</text:span><text:span text:style-name="T1">5: localhost:5000/shipping_methods</text:span></text:p>
      <text:p text:style-name="P32"><text:span text:style-name="T49">Απλό </text:span><text:span text:style-name="T44">GET request. </text:span><text:span text:style-name="T49">Θέλουμε τα δεδομένα που αφορούν τ</text:span><text:span text:style-name="T50">ις μεθόδους αποστολής</text:span><text:span text:style-name="T49">. Το </text:span><text:span text:style-name="T44">query </text:span><text:span text:style-name="T49">θα είναι:</text:span></text:p>
      <text:p text:style-name="P19"/>
      <text:list xml:id="list1653297120591" text:continue-list="list1653221618004" text:style-name="L1">
        <text:list-item>
          <text:p text:style-name="P37"><text:span text:style-name="T44">SELECT * FROM </text:span><text:span text:style-name="T45">shipping_method</text:span></text:p>
        </text:list-item>
      </text:list>
      <text:p text:style-name="P25"/>
      <text:p text:style-name="P25"/>
      <text:p text:style-name="P32"><text:span text:style-name="T38">Q</text:span><text:span text:style-name="T37">6: localhost:5000/subscriptions</text:span></text:p>
      <text:p text:style-name="P19">Ως δεδομένα που έρχονται με αυτό το <text:span text:style-name="T1">request </text:span>θεωρούμε ένα <text:span text:style-name="T1">json </text:span>με την εξής μορφή (γράφω μόνο τα ονόματα και όχι τα <text:span text:style-name="T1">values):</text:span></text:p>
      <text:p text:style-name="P19">{<text:span text:style-name="T1">country_id}</text:span></text:p>
      <text:p text:style-name="P32"><text:span text:style-name="T49">Θέλουμε να πάρουμε όλ</text:span><text:span text:style-name="T50">ες τις συνδρομές </text:span><text:span text:style-name="T49">που αντιστοιχούν στην επιλεγμένη χώρα, οπότε το </text:span><text:span text:style-name="T44">query </text:span><text:span text:style-name="T49">είναι:</text:span></text:p>
      <text:p text:style-name="P19"/>
      <text:list xml:id="list1654112807354" text:continue-numbering="true" text:style-name="L1">
        <text:list-item>
          <text:p text:style-name="P37"><text:span text:style-name="T45">SELECT * FROM </text:span><text:span text:style-name="T50">s</text:span><text:span text:style-name="T45">ubscription WHERE country_id = &lt;country_id&gt;</text:span></text:p>
        </text:list-item>
      </text:list>
      <text:p text:style-name="P25"/>
      <text:p text:style-name="P25"/>
      <text:p text:style-name="P15"><text:span text:style-name="T7">Q</text:span><text:span text:style-name="T20">7</text:span><text:span text:style-name="T1">: localhost:5000/send_sale</text:span></text:p>
      <text:p text:style-name="P34"><text:span text:style-name="T51">Ως δεδομένα που έρχονται με αυτό το </text:span><text:span text:style-name="T46">request </text:span><text:span text:style-name="T51">θεωρούμε ένα </text:span><text:span text:style-name="T46">json </text:span><text:span text:style-name="T51">με την εξής μορφή(μπορεί κάποια να λείπουν) (γράφω μόνο τα ονόματα και </text:span><text:span text:style-name="T49">παραλείπω</text:span><text:span text:style-name="T51"> τα </text:span><text:span text:style-name="T46">values), </text:span><text:span text:style-name="T52">η οποία εξαρτάται από το αν είναι πληρωμή απευθείας ή με </text:span><text:span text:style-name="T53">δόσεις.</text:span></text:p>
      <text:p text:style-name="P20"/>
      <text:list xml:id="list3890828318" text:style-name="L4">
        <text:list-item>
          <text:p text:style-name="P62"><text:span text:style-name="T55">Π</text:span><text:span text:style-name="T54">ερίπτωση ΑΠΕΥΘΕΙΑΣ πληρωμής </text:span><text:span text:style-name="T47">(status : 1) </text:span><text:span text:style-name="T54">:</text:span></text:p>
          <text:p text:style-name="P63"><text:span text:style-name="T9">{spcode, salesman_name, order_date, payment_amount</text:span><text:span text:style-name="T12">1</text:span><text:span text:style-name="T9">, payment_method</text:span><text:span text:style-name="T12">1</text:span><text:span text:style-name="T9">, </text:span><text:span text:style-name="T14">dose_deadline1,</text:span><text:span text:style-name="T9"> shipping_method_name, <text:s/>status, subscription_category, subscription_name, total_amount, voucher, </text:span><text:span text:style-name="T8">continent_id, country_id</text:span><text:span text:style-name="T9">}</text:span></text:p>
          <text:p text:style-name="P63"><text:span text:style-name="T21">Η τιμή του </text:span><text:span text:style-name="T8">status </text:span><text:span text:style-name="T21">θα είναι 1, το οποίο σημαίνει ότι η πληρωμή γίνεται απευθείας. Το </text:span><text:span text:style-name="T8">query </text:span><text:span text:style-name="T21">είναι το εξής:</text:span></text:p>
        </text:list-item>
      </text:list>
      <text:p text:style-name="P3"/>
      <text:list xml:id="list2667237125" text:style-name="L5">
        <text:list-item>
          <text:p text:style-name="P55">INSERT INTO sale (order_date, total_amount, shipping_method_id, voucher, spcode, subscription_id, salesman_id, <text:span text:style-name="T63">number_of_doses</text:span>) VALUES (&lt;order_date&gt;, &lt;total_amount&gt;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, <text:span text:style-name="T63">1</text:span>)</text:p>
        </text:list-item>
      </text:list>
      <text:p text:style-name="P10"/>
      <text:list xml:id="list1654920665952" text:continue-numbering="true" text:style-name="L5">
        <text:list-item>
          <text:p text:style-name="P64"><text:span text:style-name="T10">INSERT INTO payment_info (dose_number, sale_id, dose_amount, payment_amount, payment_method, </text:span><text:span text:style-name="T14">dose_deadline</text:span><text:span text:style-name="T10">) </text:span><text:span text:style-name="T11">VALUES (1, &lt;sale_id&gt;, &lt;total_amount&gt;, &lt;payment_amount</text:span><text:span text:style-name="T12">1</text:span><text:span text:style-name="T11">&gt;, &lt;payment_method</text:span><text:span text:style-name="T12">1</text:span><text:span text:style-name="T11">&gt;, </text:span><text:span text:style-name="T14">&lt;dose_deadline1&gt;</text:span><text:span text:style-name="T11">) </text:span><text:span text:style-name="T22">όπου </text:span><text:span text:style-name="T12">&lt;sale_id&gt; </text:span><text:span text:style-name="T22">αυτό της πώλησης που μόλις εισάγαμε</text:span></text:p>
        </text:list-item>
      </text:list>
      <text:list xml:id="list1652912448021" text:continue-list="list3890828318" text:style-name="L4">
        <text:list-header>
          <text:p text:style-name="P49"/>
        </text:list-header>
        <text:list-item>
          <text:p text:style-name="P51">Περίπτωση πληρωμής με ΔΟΣΕΙΣ <text:span text:style-name="T59">(</text:span><text:span text:style-name="T15">status :2) </text:span>:</text:p>
          <text:p text:style-name="P56"><text:soft-page-break/><text:span text:style-name="T60">{spcode, salesman_name, </text:span><text:span text:style-name="T61">number_of_doses, </text:span><text:span text:style-name="T60">order_date, payment_amount</text:span><text:span text:style-name="T59">1</text:span><text:span text:style-name="T60">, payment_method</text:span><text:span text:style-name="T59">1</text:span><text:span text:style-name="T60">, </text:span><text:span text:style-name="T61">dose_deadline1, dose_amount1, </text:span><text:span text:style-name="T60">payment_amount</text:span><text:span text:style-name="T59">2</text:span><text:span text:style-name="T60">, payment_method</text:span><text:span text:style-name="T59">2</text:span><text:span text:style-name="T60">, </text:span><text:span text:style-name="T61">dose_deadline2, dose_amount2, </text:span><text:span text:style-name="T60">payment_amount</text:span><text:span text:style-name="T59">3</text:span><text:span text:style-name="T60">, payment_method</text:span><text:span text:style-name="T59">3</text:span><text:span text:style-name="T60">, </text:span><text:span text:style-name="T61">dose_deadline3, dose_amount3,</text:span><text:span text:style-name="T60"> shipping_method_name, <text:s/>status, subscription_category, subscription_name, total_amount, voucher, </text:span>continent_id, country_id<text:span text:style-name="T60">}</text:span></text:p>
          <text:p text:style-name="P61"><text:span text:style-name="T23">Η </text:span><text:span text:style-name="T24">τιμή του </text:span><text:span text:style-name="T10">status </text:span><text:span text:style-name="T24">θα είναι 2, το οποίο σημαίνει ότι η πληρωμή γίνεται </text:span><text:span text:style-name="T25">σε δόσεις. Ο αριθμός των δόσεων δίνεται στο πεδίο </text:span><text:span text:style-name="T13">number_of_doses. </text:span><text:span text:style-name="T25">Με βάση αυτόν, ξεχωρίζουμε ποια πεδία αντιστοιχούν σε κάθε δόση. Τα πεδία έχουν όνομα στη μορφή: χαρακτηριστικό_δοσης</text:span><text:span text:style-name="T13">i, </text:span><text:span text:style-name="T25">με</text:span><text:span text:style-name="T13"> i </text:span><text:span text:style-name="T25">από 1 έως το </text:span><text:span text:style-name="T13">Number of doses (min 2, max 4). </text:span><text:span text:style-name="T25">Τα </text:span><text:span text:style-name="T13">queries </text:span><text:span text:style-name="T25">που πρέπει να τρέξουν είναι:</text:span></text:p>
          <text:p text:style-name="P50"/>
        </text:list-item>
      </text:list>
      <text:list xml:id="list1110082867" text:style-name="L6">
        <text:list-item>
          <text:p text:style-name="P57"><text:span text:style-name="T63">I</text:span><text:span text:style-name="T26">NSERT </text:span><text:span text:style-name="T63">I</text:span><text:span text:style-name="T26">NTO </text:span><text:span text:style-name="T63">s</text:span><text:span text:style-name="T26">ale (order_date, total_amount, shipping_method_id, voucher, spcode, subscription_id, salesman_id) VALUES (&lt;order_date&gt; , &lt;total_amount&gt; 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 )</text:span></text:p>
        </text:list-item>
      </text:list>
      <text:p text:style-name="P11"><text:span text:style-name="T26"><text:tab/></text:span><text:span text:style-name="T27">(ΙΔΙΟ ΜΕ ΠΡΙΝ </text:span><text:span text:style-name="T28">ΔΗΛΑΔΗ</text:span><text:span text:style-name="T27">)</text:span></text:p>
      <text:p text:style-name="P4"/>
      <text:list xml:id="list1462739126" text:style-name="L7">
        <text:list-item>
          <text:p text:style-name="P59"><text:span text:style-name="T26">Γ</text:span><text:span text:style-name="T17">ια κάθε μια από τις δόσεις</text:span> <text:span text:style-name="T64">i</text:span> <text:span text:style-name="T17">πρέπει να τρέξει το εξής: (αν έχουμε 2 δόσεις, τρέχει 2 φορές)</text:span></text:p>
          <text:p text:style-name="P52"/>
          <text:p text:style-name="P59"><text:span text:style-name="T62">INSERT INTO payment_info (dose_number, sale_id, dose_amount, payment_amount, payment_method, </text:span>dose_deadline<text:span text:style-name="T62">) </text:span><text:span text:style-name="T58">VALUES (</text:span><text:span text:style-name="T64">i</text:span><text:span text:style-name="T58">, &lt;sale_id&gt;, &lt;</text:span>dose<text:span text:style-name="T58">_amount</text:span><text:span text:style-name="T64">i</text:span><text:span text:style-name="T58">&gt;, &lt;payment_amount</text:span><text:span text:style-name="T64">i</text:span><text:span text:style-name="T58">&gt;, <text:tab/>&lt;payment_method</text:span><text:span text:style-name="T64">i</text:span><text:span text:style-name="T58">&gt;, &lt;</text:span><text:span text:style-name="T66">dose_deadline</text:span><text:span text:style-name="T65">i</text:span><text:span text:style-name="T66">&gt;</text:span><text:span text:style-name="T58">) </text:span></text:p>
          <text:p text:style-name="P58"><text:span text:style-name="T29">όπου </text:span><text:span text:style-name="T67">&lt;sale_id&gt; </text:span><text:span text:style-name="T29">αυτό της πώλησης που μόλις εισάγαμε</text:span></text:p>
        </text:list-item>
      </text:list>
      <text:p text:style-name="P5"/>
      <text:p text:style-name="P5"/>
      <text:p text:style-name="P35"><text:span text:style-name="T39">Q</text:span><text:span text:style-name="T40">8</text:span><text:span text:style-name="T41">: localhost:5000/s</text:span><text:span text:style-name="T42">earch_customer</text:span></text:p>
      <text:p text:style-name="P26"><text:span text:style-name="T69">{</text:span>continent_id, country_id, last_name, first_name, phone_number, mobile_number, email, website, company_name, state [], city [], area [], category [], profession [], apotelesma_name [], subapotelesma_name [], salesman_name [], subscription_category [], subscription_name []}</text:p>
      <text:p text:style-name="P26"/>
      <text:p text:style-name="P21">Όπου υπάρχει “[]” σημαίνει ότι το συγκεκριμένο πεδίο στο <text:span text:style-name="T1">json </text:span>είναι ένας πίνακας αποτελούμενος από <text:span text:style-name="T1">json, </text:span>με την εξής μορφή (για παράδειγμα για το <text:span text:style-name="T1">apotelesma_name):</text:span></text:p>
      <text:p text:style-name="P26"/>
      <text:p text:style-name="P26">apotelesma_name :</text:p>
      <text:p text:style-name="P26"><text:s/>[</text:p>
      <text:p text:style-name="P21"><text:span text:style-name="T1"><text:tab/>{ value: “</text:span>Συνδρομή 5+1<text:span text:style-name="T1">” , label: “</text:span>Συνδρομή 5+1” },</text:p>
      <text:p text:style-name="P21"><text:tab/>{ <text:span text:style-name="T1">value: “</text:span>Αδούλευτοι” , <text:span text:style-name="T1">label: “</text:span>Αδούλευτοι” }</text:p>
      <text:p text:style-name="P21">]</text:p>
      <text:p text:style-name="P23"><text:span text:style-name="T70">ΠΡΟΣΟΧΗ</text:span>: Τα <text:span text:style-name="T16">value, label</text:span><text:span text:style-name="T1"> </text:span>είναι τα “αναγνωριστικά” των <text:span text:style-name="T1">attributes </text:span>του <text:span text:style-name="T1">json!</text:span></text:p>
      <text:p text:style-name="P21"/>
      <text:p text:style-name="P22">Επομένως περιλαμβάνει <text:span text:style-name="T1">jsons, </text:span>καθένα εκ των οποίων περιέχει ένα <text:span text:style-name="T1">value </text:span>και ένα <text:span text:style-name="T1">label, </text:span>που θα είναι ΠΑΝΤΑ ίδια και ίσα με την τιμή του κάθε κριτηρίου (πχ στην παραπάνω περίπτωση θέλουμε να ψάξουμε όλους εκείνους τους πελάτες με αποτελέσματα Συνδρομή 5+1 ή Αδούλευτοι). Επομένως, το <text:span text:style-name="T1">query </text:span>είναι το παρακάτω, του οποίου τα αποτελέσματα στέλνονται πίσω:</text:p>
      <text:p text:style-name="P27"/>
      <text:p text:style-name="P27">SELECT cust.spcode, cust.last_name, cust.first_name, cust.company_name, ap.apotelesma_name, ap.subapotelesma_name, j.category, wor.salesman_name</text:p>
      <text:p text:style-name="P27">FROM (</text:p>
      <text:p text:style-name="P27"><text:s text:c="4"/>SELECT *</text:p>
      <text:p text:style-name="P27"><text:s text:c="4"/>FROM customer</text:p>
      <text:p text:style-name="P27"><text:soft-page-break/><text:s text:c="4"/>WHERE last_name LIKE &lt;last_name&gt; + '%'</text:p>
      <text:p text:style-name="P27"><text:s text:c="4"/>AND first_name LIKE &lt;first_name&gt; + '%'</text:p>
      <text:p text:style-name="P27"><text:s text:c="4"/>AND email LIKE &lt;email&gt; + '%'</text:p>
      <text:p text:style-name="P27"><text:s text:c="4"/>AND website LIKE &lt;website&gt; + '%'</text:p>
      <text:p text:style-name="P27"><text:s text:c="4"/>AND company_name LIKE &lt;company_name&gt; + '%'</text:p>
      <text:p text:style-name="P27">) AS cust</text:p>
      <text:p text:style-name="P27">INNER JOIN (</text:p>
      <text:p text:style-name="P27"><text:s text:c="4"/>SELECT *</text:p>
      <text:p text:style-name="P27"><text:s text:c="4"/>FROM location</text:p>
      <text:p text:style-name="P27"><text:s text:c="4"/>WHERE country_id = &lt;country_id&gt; AND (state = &lt;state[0]&gt; OR state = &lt;state[1]&gt; ...) </text:p>
      <text:p text:style-name="P27"><text:s text:c="4"/>AND (city = &lt;city[0]&gt; OR city = &lt;city[1]&gt; ...) </text:p>
      <text:p text:style-name="P27"><text:s text:c="4"/>AND (area = &lt;area[0]&gt; OR area = &lt;area[1]&gt; ...)</text:p>
      <text:p text:style-name="P27">) AS loc ON cust.location_id = loc.location_id</text:p>
      <text:p text:style-name="P27">INNER JOIN (</text:p>
      <text:p text:style-name="P27"><text:s text:c="4"/>SELECT *</text:p>
      <text:p text:style-name="P27"><text:s text:c="4"/>FROM job</text:p>
      <text:p text:style-name="P27"><text:s text:c="4"/>WHERE (category = &lt;category[0]&gt; OR category = &lt;category[1]&gt; ...)</text:p>
      <text:p text:style-name="P27"><text:s text:c="4"/>AND (profession = &lt;profession[0]&gt; OR profession = &lt;profession[0]&gt; ...) </text:p>
      <text:p text:style-name="P27">) AS j ON j.job_id = cust.job_id</text:p>
      <text:p text:style-name="P27">INNER JOIN ( <text:s text:c="2"/></text:p>
      <text:p text:style-name="P27"><text:s text:c="4"/>SELECT *</text:p>
      <text:p text:style-name="P27"><text:s text:c="4"/>FROM apotelesma</text:p>
      <text:p text:style-name="P27"><text:s text:c="4"/>WHERE (apotelesma_name = &lt;apotelesma_name[0]&gt; OR apotelesma_name = &lt;apotelesma_name[1]&gt; ...)</text:p>
      <text:p text:style-name="P27"><text:s text:c="4"/>AND (subapotelesma_name = &lt;subapotelesma_name[0]&gt; OR subapotelesma_name = &lt;subapotelesma_name[1]&gt; ...)</text:p>
      <text:p text:style-name="P27">) AS ap ON cust.apotelesma_id = ap.apotelesma_id</text:p>
      <text:p text:style-name="P27">INNER JOIN (</text:p>
      <text:p text:style-name="P27"><text:s text:c="4"/>SELECT *</text:p>
      <text:p text:style-name="P27"><text:s text:c="4"/>FROM works_on, salesman</text:p>
      <text:p text:style-name="P27"><text:s text:c="4"/>WHERE works_on.salesman_name = salesman.salesman_name </text:p>
      <text:p text:style-name="P27"><text:s text:c="4"/>AND (works_on.salesman_name = &lt;salesman_name[0]&gt; OR works_on.salesman_name = &lt;salesman_name[1]&gt; ...)</text:p>
      <text:p text:style-name="P27">) AS wor ON cust.spcode = wor.spcode</text:p>
      <text:p text:style-name="P27">INNER JOIN (</text:p>
      <text:p text:style-name="P27"><text:s text:c="4"/>SELECT *</text:p>
      <text:p text:style-name="P27"><text:s text:c="4"/>FROM sale, subscription s</text:p>
      <text:p text:style-name="P27"><text:s text:c="4"/>WHERE sale.subscription_id = s.subscription_id </text:p>
      <text:p text:style-name="P27"><text:s text:c="4"/>AND (s.subscription_category = &lt;subscription_category[0]&gt; OR s.subscription_category = &lt;subscription_category[1]&gt; ...)</text:p>
      <text:p text:style-name="P27"><text:s text:c="4"/>AND (s.subscription_name = &lt;subscription_name[0]&gt; OR s.subscription_name = &lt;subscription_name[1]&gt; ...)</text:p>
      <text:p text:style-name="P27">) AS sal ON cust.spcode = sal.spcode</text:p>
      <text:p text:style-name="P27">INNER JOIN (</text:p>
      <text:p text:style-name="P27"><text:s text:c="4"/>SELECT *</text:p>
      <text:p text:style-name="P27"><text:s text:c="4"/>FROM phone</text:p>
      <text:p text:style-name="P27"><text:s text:c="4"/>WHERE phone_number LIKE &lt;phone_number&gt; + '%'</text:p>
      <text:p text:style-name="P27">) AS pho ON cust.spcode = pho.spcode</text:p>
      <text:p text:style-name="P27">INNER JOIN (</text:p>
      <text:p text:style-name="P27"><text:s text:c="4"/>SELECT *</text:p>
      <text:p text:style-name="P27"><text:s text:c="4"/>FROM mobile</text:p>
      <text:p text:style-name="P27"><text:s text:c="4"/>WHERE mobile_number LIKE &lt;mobile_number&gt; + '%'</text:p>
      <text:p text:style-name="P27"><text:soft-page-break/>) AS mob ON cust.spcode = mob.spcode</text:p>
      <text:p text:style-name="P28"><text:tab/></text:p>
      <text:p text:style-name="P30"><text:tab/></text:p>
      <text:p text:style-name="P29"><text:tab/></text:p>
      <text:p text:style-name="P17"/>
      <text:p text:style-name="P17"/>
      <text:p text:style-name="P36"><text:span text:style-name="T39">Q</text:span><text:span text:style-name="T42">9</text:span><text:span text:style-name="T41">: localhost:5000/</text:span><text:span text:style-name="T43">customer_info</text:span></text:p>
      <text:p text:style-name="P44">Από αυτό το <text:span text:style-name="T1">query </text:span>θέλουμε να πάρουμε τα στοιχεία για έναν συγκεκριμένο πελάτη. Οπότε, το <text:span text:style-name="T1">back end </text:span>λαμβάνει ένα <text:span text:style-name="T1">POST request, </text:span>που περιλαμβάνει ένα <text:span text:style-name="T1">json : {spcode : &lt;spcode&gt;}. </text:span>Στην συνέχεια, με βάση αυτό εκτελούμε τα εξής <text:span text:style-name="T1">queries, </text:span>των οποίων τα αποτελέσματα επιστρέφουμε ΞΕΧΩΡΙΣΤΑ:</text:p>
      <text:p text:style-name="P44"/>
      <text:list xml:id="list2138913093" text:style-name="L8">
        <text:list-item>
          <text:p text:style-name="P39">SELECT *</text:p>
          <text:p text:style-name="P39">FROM customer c, location l, apotelesma a, job j</text:p>
        </text:list-item>
      </text:list>
      <text:p text:style-name="P40"><text:tab/>WHERE c.spcode = &lt;spcode&gt; AND l.location_id = c.location_id AND a.apotelesma_id = <text:tab/>c.apotelesma_id AND j.job_id = c.job_id</text:p>
      <text:p text:style-name="P40"/>
      <text:list xml:id="list1961340814" text:style-name="L9">
        <text:list-item>
          <text:p text:style-name="P41">SELECT *</text:p>
          <text:p text:style-name="P41">FROM history_instance h, apotelesma a</text:p>
        </text:list-item>
      </text:list>
      <text:p text:style-name="P40"><text:tab/>WHERE h.spcode = &lt;spcode&gt; AND h.apotelesma_id = <text:tab/>a.apotelesma_id</text:p>
      <text:p text:style-name="P40"/>
      <text:list xml:id="list2607285993" text:style-name="L10">
        <text:list-item>
          <text:p text:style-name="P42">SELECT *</text:p>
          <text:p text:style-name="P67"><text:span text:style-name="T48">FROM works_on</text:span></text:p>
        </text:list-item>
      </text:list>
      <text:p text:style-name="P40"><text:tab/>WHERE works_on.spcode = &lt;spcode&gt;</text:p>
      <text:p text:style-name="P40"/>
      <text:list xml:id="list3491037390" text:style-name="L11">
        <text:list-item>
          <text:p text:style-name="P43">SELECT *</text:p>
          <text:p text:style-name="P43">FROM sale s, payment_info p, subscription sb, shipping_method sm</text:p>
        </text:list-item>
      </text:list>
      <text:p text:style-name="P40"><text:tab/>WHERE s.spcode = &lt;spcode&gt; AND p.sale_id = s.sale_id AND sb.subscription_id = <text:tab/>s.subscription_id AND sm.shipping_method_id = s.shipping_method_id</text:p>
      <text:p text:style-name="P40"/>
      <text:p text:style-name="P66"><text:span text:style-name="T56">Τα αποτελέσματα του καθενός από τα παραπάνω 4 </text:span><text:span text:style-name="T48">queries </text:span><text:span text:style-name="T56">θέλουμε να επιστρέφεται σε ΞΕΧΩΡΙΣΤΟ </text:span><text:span text:style-name="T48">json</text:span></text:p>
      <text:p text:style-name="P40"/>
      <text:p text:style-name="P14"/>
      <text:p text:style-name="P14"/>
      <text:p text:style-name="P36"><text:span text:style-name="T39">Q</text:span><text:span text:style-name="T42">10</text:span><text:span text:style-name="T41">: localhost:5000/</text:span><text:span text:style-name="T42">insert_customer_file</text:span><text:span text:style-name="T68">ΔΕΝ ΕΙΝΑΙ ΕΤΟΙΜΟ</text:span></text:p>
      <text:p text:style-name="P14"/>
      <text:p text:style-name="P14"/>
      <text:p text:style-name="P36"><text:span text:style-name="T39">Q</text:span><text:span text:style-name="T42">11</text:span><text:span text:style-name="T41">: localhost:5000/</text:span><text:span text:style-name="T42">insert_sale_file</text:span><text:span text:style-name="T68">ΔΕΝ ΕΙΝΑΙ ΕΤΟΙΜΟ</text:span></text:p>
      <text:p text:style-name="P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19:31:54.660000000</meta:creation-date>
    <dc:date>2021-02-28T00:16:52.677000000</dc:date>
    <meta:editing-duration>PT7H14M58S</meta:editing-duration>
    <meta:editing-cycles>15</meta:editing-cycles>
    <meta:generator>LibreOffice/7.0.0.3$Windows_x86 LibreOffice_project/8061b3e9204bef6b321a21033174034a5e2ea88e</meta:generator>
    <meta:document-statistic meta:table-count="0" meta:image-count="0" meta:object-count="0" meta:page-count="5" meta:paragraph-count="130" meta:word-count="1315" meta:character-count="10100" meta:non-whitespace-character-count="8765"/>
  </office:meta>
</office:document-meta>
</file>